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line-through-mode="continuous" style:font-name-asian="Sans" style:font-size-asian="9pt" style:language-asian="en" style:country-asian="US" style:font-style-asian="normal" style:font-weight-asian="normal" style:font-name-complex="Sans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time f1</text:p>
          </table:table-cell>
          <table:table-cell office:value-type="string">
            <text:p>stands f1</text:p>
          </table:table-cell>
          <table:table-cell office:value-type="string">
            <text:p>time f2</text:p>
          </table:table-cell>
          <table:table-cell office:value-type="string">
            <text:p>stands f2</text:p>
          </table:table-cell>
          <table:table-cell office:value-type="string">
            <text:p>matrix</text:p>
          </table:table-cell>
        </table:table-row>
        <table:table-row table:style-name="ro1">
          <table:table-cell office:value-type="string">
            <text:p>pab1</text:p>
          </table:table-cell>
          <table:table-cell office:value-type="float" office:value="164">
            <text:p>164</text:p>
          </table:table-cell>
          <table:table-cell office:value-type="float" office:value="264">
            <text:p>264</text:p>
          </table:table-cell>
          <table:table-cell table:style-name="ce1" office:value-type="float" office:value="478">
            <text:p>478</text:p>
          </table:table-cell>
          <table:table-cell office:value-type="float" office:value="374">
            <text:p>374</text:p>
          </table:table-cell>
          <table:table-cell office:value-type="string">
            <text:p>1529 x 539</text:p>
          </table:table-cell>
        </table:table-row>
        <table:table-row table:style-name="ro1">
          <table:table-cell office:value-type="string">
            <text:p>pab2</text:p>
          </table:table-cell>
          <table:table-cell office:value-type="float" office:value="371">
            <text:p>371</text:p>
          </table:table-cell>
          <table:table-cell office:value-type="float" office:value="578">
            <text:p>578</text:p>
          </table:table-cell>
          <table:table-cell office:value-type="float" office:value="1046">
            <text:p>1046</text:p>
          </table:table-cell>
          <table:table-cell office:value-type="float" office:value="781">
            <text:p>781</text:p>
          </table:table-cell>
          <table:table-cell office:value-type="string">
            <text:p>1989 x 959</text:p>
          </table:table-cell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4">24/06/2008</text:date>, <text:time>16:10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bert Muritiba</meta:initial-creator>
    <meta:creation-date>2008-06-24T16:04:35</meta:creation-date>
    <dc:creator>Albert Muritiba</dc:creator>
    <dc:date>2008-06-24T16:10:46</dc:date>
    <meta:editing-cycles>1</meta:editing-cycles>
    <meta:editing-duration>PT6M13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17"/>
  </office:meta>
</office:document-meta>
</file>